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llo <text:span text:style-name="T1">${name}</text:span>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Tahoma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center" style:justify-single-word="fals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pm1">
      <style:header>
        <text:p text:style-name="P1">${title}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04$Linux OpenOffice.org_project/680m104$Build-8913
  </meta:generator>
    <meta:initial-creator>Mirko Nasato</meta:initial-creator>
    <meta:creation-date>2005-05-03T14:23:39</meta:creation-date>
    <dc:creator>Mirko Nasato</dc:creator>
    <dc:date>2005-05-29T00:01:27</dc:date>
    <dc:language>en-US</dc:language>
    <meta:editing-cycles>3</meta:editing-cycles>
    <meta:editing-duration>PT4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" meta:word-count="3" meta:character-count="22"/>
  </office:meta>
</office:document-meta>
</file>